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3" style:family="paragraph" style:parent-style-name="Standard" style:list-style-name="L2">
      <style:paragraph-properties fo:line-height="100%"/>
      <style:text-properties style:font-name="Cantarell" fo:font-size="14pt" style:font-size-asian="14pt" style:font-size-complex="14pt"/>
    </style:style>
    <style:style style:name="P4" style:family="paragraph" style:parent-style-name="Standard" style:list-style-name="L2">
      <style:paragraph-properties fo:line-height="100%"/>
      <style:text-properties style:font-name="Cantarell" fo:font-size="14pt" officeooo:rsid="000e7cf1" officeooo:paragraph-rsid="00110d05" style:font-size-asian="14pt" style:font-size-complex="14pt"/>
    </style:style>
    <style:style style:name="P5" style:family="paragraph" style:parent-style-name="Standard" style:list-style-name="L2">
      <style:paragraph-properties fo:line-height="100%"/>
      <style:text-properties style:font-name="Cantarell" fo:font-size="14pt" officeooo:rsid="00123db5" officeooo:paragraph-rsid="00128250" style:font-size-asian="14pt" style:font-size-complex="14pt"/>
    </style:style>
    <style:style style:name="P6" style:family="paragraph" style:parent-style-name="Standard" style:list-style-name="L2">
      <style:paragraph-properties fo:line-height="100%"/>
      <style:text-properties style:font-name="Cantarell" fo:font-size="14pt" fo:font-weight="normal" officeooo:rsid="000ad586" officeooo:paragraph-rsid="000c293d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line-height="100%"/>
      <style:text-properties style:font-name="Cantarell" fo:font-size="14pt" fo:font-weight="normal" officeooo:paragraph-rsid="000d8002" style:font-size-asian="14pt" style:font-size-complex="14pt"/>
    </style:style>
    <style:style style:name="P8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style:style style:name="T1" style:family="text">
      <style:text-properties officeooo:rsid="0009e9b3"/>
    </style:style>
    <style:style style:name="T2" style:family="text">
      <style:text-properties officeooo:rsid="000c293d"/>
    </style:style>
    <style:style style:name="T3" style:family="text">
      <style:text-properties officeooo:rsid="000d8002"/>
    </style:style>
    <style:style style:name="T4" style:family="text">
      <style:text-properties fo:font-variant="normal" fo:text-transform="none" fo:color="#222222" fo:letter-spacing="normal" fo:font-style="normal" officeooo:rsid="000c293d"/>
    </style:style>
    <style:style style:name="T5" style:family="text">
      <style:text-properties officeooo:rsid="000c293d" style:font-weight-asian="normal" style:font-weight-complex="normal"/>
    </style:style>
    <style:style style:name="T6" style:family="text">
      <style:text-properties officeooo:rsid="000d8002" style:font-weight-asian="normal" style:font-weight-complex="normal"/>
    </style:style>
    <style:style style:name="T7" style:family="text">
      <style:text-properties officeooo:rsid="000f2904"/>
    </style:style>
    <style:style style:name="T8" style:family="text">
      <style:text-properties officeooo:rsid="001282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Work Report ( period 1.7.201<text:span text:style-name="T1">6</text:span> to 31.7.201<text:span text:style-name="T1">6</text:span>) by RRU</text:p>
      <text:list xml:id="list8567883056488722244" text:style-name="L1">
        <text:list-header>
          <text:p text:style-name="P2"/>
        </text:list-header>
      </text:list>
      <text:list xml:id="list1484330968294622125" text:style-name="L2">
        <text:list-item>
          <text:list>
            <text:list-item>
              <text:list>
                <text:list-item>
                  <text:p text:style-name="P6">Attended the internal Lab meeting. Working on GMRT development environment. <text:span text:style-name="T2">Tried the installation of development environment on fedora 20 (64bit). <text:s/>Faced some errors, Emailed Puneet the error log.</text:span></text:p>
                  <text:p text:style-name="P6"/>
                </text:list-item>
                <text:list-item>
                  <text:p text:style-name="P7"><text:span text:style-name="T5"><text:s/>Working on mcmtest program to generate FE system bit mask.Charu needed those mask for implementation in his Rabbit software. </text:span><text:span text:style-name="T6">W</text:span><text:span text:style-name="T4">orking on mcmtest.c program for FE monitoring.</text:span></text:p>
                  <text:p text:style-name="P8"/>
                </text:list-item>
                <text:list-item>
                  <text:p text:style-name="P4">Working on GMRT development environment. We are now able to run it on stand alone machine. We were able to populate the command table in database, run device server. <text:span text:style-name="T7">Checked the tables generated by GMRT development environment. <text:s/>Working on MYSQL Workbench. Created test mysql schema. Got a fair idea of how to work on MYSQL workbench.</text:span></text:p>
                  <text:p text:style-name="P3"/>
                </text:list-item>
                <text:list-item>
                  <text:p text:style-name="P5">Attended Indo-SA SKA prototype webx meeting. Attended the plan meeting. <text:span text:style-name="T8">Attended the meeting on Phase-2 development of TANGO based CMS by TCS with Jitendra,YG,Vikas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30T17:26:34</meta:creation-date>
    <dc:date>2016-07-29T14:05:45.056049080</dc:date>
    <meta:editing-duration>PT38M22S</meta:editing-duration>
    <meta:editing-cycles>37</meta:editing-cycles>
    <meta:generator>LibreOffice/5.0.6.2$Linux_x86 LibreOffice_project/00$Build-2</meta:generator>
    <meta:document-statistic meta:table-count="0" meta:image-count="0" meta:object-count="0" meta:page-count="1" meta:paragraph-count="5" meta:word-count="147" meta:character-count="929" meta:non-whitespace-character-count="786"/>
  </office:meta>
</office:document-meta>
</file>